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250f1e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250f1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6faa9" officeooo:paragraph-rsid="0021837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-asian="Arial1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0b7ac" style:font-name-asian="Times New Roman" style:font-size-asian="12pt" style:font-size-complex="12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50f1e" style:font-name-asian="Times New Roman" style:font-size-asian="12pt" style:font-size-complex="12pt"/>
    </style:style>
    <style:style style:name="P12" style:family="paragraph" style:parent-style-name="Standard">
      <style:paragraph-properties fo:text-align="justify" style:justify-single-word="false" style:text-autospace="none"/>
      <style:text-properties officeooo:paragraph-rsid="00103e35"/>
    </style:style>
    <style:style style:name="P13" style:family="paragraph" style:parent-style-name="Standard">
      <style:paragraph-properties fo:text-align="justify" style:justify-single-word="false" style:text-autospace="none"/>
      <style:text-properties officeooo:paragraph-rsid="00250f1e"/>
    </style:style>
    <style:style style:name="P14" style:family="paragraph" style:parent-style-name="Standard">
      <style:paragraph-properties fo:text-align="justify" style:justify-single-word="false" style:text-autospace="none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fo:font-size="12pt" officeooo:paragraph-rsid="00250f1e" style:font-size-asian="12p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6666ff" officeooo:paragraph-rsid="00103e35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6666ff" officeooo:paragraph-rsid="00250f1e"/>
    </style:style>
    <style:style style:name="P18" style:family="paragraph" style:parent-style-name="Standard">
      <style:paragraph-properties fo:text-align="justify" style:justify-single-word="false" style:text-autospace="none"/>
      <style:text-properties fo:font-size="6pt" officeooo:paragraph-rsid="00103e35" style:font-size-asian="6pt" style:font-size-complex="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6pt" style:font-size-asian="6pt" style:font-size-complex="6pt"/>
    </style:style>
    <style:style style:name="P23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6pt" fo:font-style="normal" style:text-underline-style="none" fo:font-weight="normal" officeooo:rsid="00103e35" officeooo:paragraph-rsid="00103e35" style:font-name-asian="Times New Roman" style:font-size-asian="5.25pt" style:font-style-asian="normal" style:font-weight-asian="normal" style:font-name-complex="Times New Roman1" style:font-size-complex="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250f1e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6faa9" officeooo:paragraph-rsid="0021837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style:font-name-asian="Times New Roman" style:font-size-asian="12pt" style:font-size-complex="12pt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0b7ac" style:font-name-asian="Times New Roman" style:font-size-asian="12pt" style:font-size-complex="12pt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1837c" style:font-name-asian="Times New Roman" style:font-size-asian="12pt" style:font-size-complex="12pt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50f1e" style:font-name-asian="Times New Roman" style:font-size-asian="12pt" style:font-size-complex="12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ac515" style:font-name-asian="Times New Roman" style:font-size-asian="12pt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6pt" style:font-size-asian="6pt" style:font-size-complex="6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10pt" style:font-size-asian="10pt"/>
    </style:style>
    <style:style style:name="T1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fo:font-weight="normal" officeooo:rsid="0020b7ac" style:font-style-asian="normal" style:font-weight-asian="normal" style:font-name-complex="ACaslonPro-Regular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fo:font-weight="normal" officeooo:rsid="002444fe" style:font-style-asian="normal" style:font-weight-asian="normal" style:font-name-complex="ACaslonPro-Regular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fo:font-weight="normal" officeooo:rsid="0025e0d4" fo:background-color="#ffff00" loext:char-shading-value="0" style:font-style-asian="normal" style:font-weight-asian="normal" style:font-name-complex="ACaslonPro-Regular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fo:font-weight="normal" officeooo:rsid="00271aeb" fo:background-color="#ffff00" loext:char-shading-value="0" style:font-style-asian="normal" style:font-weight-asian="normal" style:font-name-complex="ACaslonPro-Regular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fo:font-weight="normal" officeooo:rsid="00287545" fo:background-color="#ffff00" loext:char-shading-value="0" style:font-style-asian="normal" style:font-weight-asian="normal" style:font-name-complex="ACaslonPro-Regular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fo:font-weight="normal" officeooo:rsid="0029ab78" fo:background-color="#ffff00" loext:char-shading-value="0" style:font-style-asian="normal" style:font-weight-asian="normal" style:font-name-complex="ACaslonPro-Regular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fo:font-weight="normal" officeooo:rsid="002a7edb" fo:background-color="#ffff00" loext:char-shading-value="0" style:font-style-asian="normal" style:font-weight-asian="normal" style:font-name-complex="ACaslonPro-Regular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fo:font-weight="normal" officeooo:rsid="002ac515" fo:background-color="#ffff00" loext:char-shading-value="0" style:font-style-asian="normal" style:font-weight-asian="normal" style:font-name-complex="ACaslonPro-Regular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italic" fo:font-weight="normal" officeooo:rsid="0020b7ac" style:font-style-asian="italic" style:font-weight-asian="normal" style:font-name-complex="ACaslonPro-Regular" style:font-style-complex="italic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tyle="normal" style:text-underline-style="none" fo:font-weight="normal" officeooo:rsid="001149fb" style:font-name-asian="Times New Roman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imes New Roman" fo:font-style="normal" style:text-underline-style="none" fo:font-weight="normal" officeooo:rsid="001f2180" style:font-name-asian="Times New Roman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17" style:family="text">
      <style:text-properties fo:color="#000000" style:font-name="Courier New1"/>
    </style:style>
    <style:style style:name="T18" style:family="text">
      <style:text-properties fo:color="#000000" style:font-name="Courier New1" fo:font-style="italic" style:font-style-asian="italic"/>
    </style:style>
    <style:style style:name="T19" style:family="text">
      <style:text-properties fo:color="#000000" style:font-name="Courier New1" fo:font-size="10pt" style:font-size-asian="10pt"/>
    </style:style>
    <style:style style:name="T20" style:family="text">
      <style:text-properties fo:color="#000000" style:font-name="Courier New1" fo:font-size="10pt" fo:font-style="italic" style:font-size-asian="10pt" style:font-style-asian="italic"/>
    </style:style>
    <style:style style:name="T21" style:family="text">
      <style:text-properties fo:color="#000000" style:font-name="Courier New1" fo:font-size="10pt" style:text-underline-style="solid" style:text-underline-width="auto" style:text-underline-color="font-color" style:font-size-asian="10pt"/>
    </style:style>
    <style:style style:name="T22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Times New Roman" fo:font-size="12pt" fo:font-style="normal" style:text-underline-style="none" fo:font-weight="normal" officeooo:rsid="00250f1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5" style:family="text">
      <style:text-properties officeooo:rsid="00103e35"/>
    </style:style>
    <style:style style:name="T26" style:family="text">
      <style:text-properties fo:color="#7f0055" style:font-name="Courier New1" fo:font-weight="bold" style:font-weight-asian="bold"/>
    </style:style>
    <style:style style:name="T27" style:family="text">
      <style:text-properties fo:color="#7f0055" style:font-name="Courier New1" fo:font-size="10pt" fo:font-weight="bold" style:font-size-asian="10pt" style:font-weight-asian="bold"/>
    </style:style>
    <style:style style:name="T28" style:family="text">
      <style:text-properties fo:color="#7f0055" style:text-line-through-style="none" style:text-line-through-type="none" style:font-name="Courier New1" fo:font-size="10pt" fo:font-style="normal" style:text-underline-style="none" fo:font-weight="bold" officeooo:rsid="00103e35" style:font-name-asian="Times New Roman" style:font-size-asian="10pt" style:font-style-asian="normal" style:font-weight-asian="bold" style:font-name-complex="Times New Roman1" style:font-size-complex="12pt" style:font-style-complex="normal" style:font-weight-complex="normal"/>
    </style:style>
    <style:style style:name="T29" style:family="text">
      <style:text-properties fo:color="#6a3e3e" style:font-name="Courier New1"/>
    </style:style>
    <style:style style:name="T30" style:family="text">
      <style:text-properties fo:color="#6a3e3e" style:font-name="Courier New1" fo:font-size="10pt" style:font-size-asian="10pt"/>
    </style:style>
    <style:style style:name="T31" style:family="text">
      <style:text-properties fo:color="#0000c0" style:font-name="Courier New1"/>
    </style:style>
    <style:style style:name="T32" style:family="text">
      <style:text-properties fo:color="#0000c0" style:font-name="Courier New1" fo:font-style="italic" fo:font-weight="bold" style:font-style-asian="italic" style:font-weight-asian="bold"/>
    </style:style>
    <style:style style:name="T33" style:family="text">
      <style:text-properties fo:color="#0000c0" style:font-name="Courier New1" fo:font-size="10pt" fo:font-style="italic" fo:font-weight="bold" style:font-size-asian="10pt" style:font-style-asian="italic" style:font-weight-asian="bold"/>
    </style:style>
    <style:style style:name="T34" style:family="text">
      <style:text-properties fo:color="#2a00ff" style:font-name="Courier New1"/>
    </style:style>
    <style:style style:name="T35" style:family="text">
      <style:text-properties fo:color="#2a00ff" style:font-name="Courier New1" fo:font-size="10pt" style:font-size-asian="10pt"/>
    </style:style>
    <style:style style:name="T3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7" style:family="text">
      <style:text-properties fo:color="#6666ff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38" style:family="text">
      <style:text-properties fo:color="#6666ff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39" style:family="text">
      <style:text-properties fo:color="#6666ff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40" style:family="text">
      <style:text-properties fo:color="#6666ff" style:text-line-through-style="none" style:text-line-through-type="none" fo:font-style="normal" fo:font-weight="normal" officeooo:rsid="002444fe" style:font-style-asian="normal" style:font-weight-asian="normal" style:font-name-complex="ACaslonPro-Regular" style:font-style-complex="normal" style:font-weight-complex="normal"/>
    </style:style>
    <style:style style:name="T41" style:family="text">
      <style:text-properties officeooo:rsid="001ef9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5<text:span text:style-name="T25">84</text:span> – <text:span text:style-name="T25">Projeto e Análise de Algoritmos</text:span></text:p>
      <text:p text:style-name="P8">Prof. Napoleão Nepomuceno</text:p>
      <text:p text:style-name="P8"/>
      <text:p text:style-name="P9">Atividade Computacional <text:span text:style-name="T41">II</text:span></text:p>
      <text:p text:style-name="P7"/>
      <text:p text:style-name="P16"><text:span text:style-name="T23">Exercício</text:span><text:span text:style-name="T22"> 1</text:span></text:p>
      <text:p text:style-name="P4"/>
      <text:p text:style-name="P12"><text:span text:style-name="T36">Passo 1:</text:span><text:span text:style-name="T13"> Implementar o seguinte código em Java </text:span><text:span text:style-name="T12">ou equivalente em outra linguagem de programação.</text:span></text:p>
      <text:p text:style-name="P24"/>
      <text:p text:style-name="P18"><text:span text:style-name="T26">import</text:span><text:span text:style-name="T17"> java.util.Random;</text:span></text:p>
      <text:p text:style-name="P22"/>
      <text:p text:style-name="P19"><text:span text:style-name="T26">public</text:span><text:span text:style-name="T17"> </text:span><text:span text:style-name="T26">class</text:span><text:span text:style-name="T17"> InsertionMerge {</text:span></text:p>
      <text:p text:style-name="P19"><text:span text:style-name="T17"><text:tab/></text:span><text:span text:style-name="T26">public</text:span><text:span text:style-name="T17"> </text:span><text:span text:style-name="T26">static</text:span><text:span text:style-name="T17"> </text:span><text:span text:style-name="T26">void</text:span><text:span text:style-name="T17"> main(String[] </text:span><text:span text:style-name="T29">args</text:span><text:span text:style-name="T17">) {</text:span></text:p>
      <text:p text:style-name="P19"><text:span text:style-name="T17"><text:tab/><text:tab/></text:span><text:span text:style-name="T26">int</text:span><text:span text:style-name="T17"> </text:span><text:span text:style-name="T29">n</text:span><text:span text:style-name="T17">;</text:span></text:p>
      <text:p text:style-name="P19"><text:span text:style-name="T17"><text:tab/><text:tab/></text:span><text:span text:style-name="T26">int</text:span><text:span text:style-name="T17">[] </text:span><text:span text:style-name="T29">A</text:span><text:span text:style-name="T17">, </text:span><text:span text:style-name="T29">B</text:span><text:span text:style-name="T17">;</text:span></text:p>
      <text:p text:style-name="P19"><text:span text:style-name="T17"><text:tab/><text:tab/></text:span><text:span text:style-name="T26">double</text:span><text:span text:style-name="T17"> </text:span><text:span text:style-name="T29">inicio1</text:span><text:span text:style-name="T17">, </text:span><text:span text:style-name="T29">fim1</text:span><text:span text:style-name="T17">, </text:span><text:span text:style-name="T29">tempo1</text:span><text:span text:style-name="T17">;</text:span></text:p>
      <text:p text:style-name="P19"><text:span text:style-name="T17"><text:tab/><text:tab/></text:span><text:span text:style-name="T26">double</text:span><text:span text:style-name="T17"> </text:span><text:span text:style-name="T29">inicio2</text:span><text:span text:style-name="T17">, </text:span><text:span text:style-name="T29">fim2</text:span><text:span text:style-name="T17">, </text:span><text:span text:style-name="T29">tempo2</text:span><text:span text:style-name="T17">;</text:span></text:p>
      <text:p text:style-name="P32"><text:tab/><text:tab/></text:p>
      <text:p text:style-name="P19"><text:span text:style-name="T17"><text:tab/><text:tab/>System.</text:span><text:span text:style-name="T32">out</text:span><text:span text:style-name="T17">.println(</text:span><text:span text:style-name="T34">"Ordenado crescente"</text:span><text:span text:style-name="T17">);</text:span></text:p>
      <text:p text:style-name="P19"><text:span text:style-name="T17"><text:tab/><text:tab/>System.</text:span><text:span text:style-name="T32">out</text:span><text:span text:style-name="T17">.printf(</text:span><text:span text:style-name="T34">"%20s%30s%30s\n"</text:span><text:span text:style-name="T17">,</text:span><text:span text:style-name="T34">"n"</text:span><text:span text:style-name="T17">, </text:span><text:span text:style-name="T34">"insercao"</text:span><text:span text:style-name="T17">, </text:span><text:span text:style-name="T34">"intercalacao"</text:span><text:span text:style-name="T17">);</text:span></text:p>
      <text:p text:style-name="P19"><text:span text:style-name="T17"><text:tab/><text:tab/>System.</text:span><text:span text:style-name="T32">out</text:span><text:span text:style-name="T17">.println(</text:span><text:span text:style-name="T34">"----------------------------------------------"</text:span><text:span text:style-name="T17">);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i</text:span><text:span text:style-name="T17"> = 1; </text:span><text:span text:style-name="T29">i</text:span><text:span text:style-name="T17"> &lt;= 50; </text:span><text:span text:style-name="T29">i</text:span><text:span text:style-name="T17">++) {</text:span></text:p>
      <text:p text:style-name="P19"><text:span text:style-name="T17"><text:tab/><text:tab/><text:tab/></text:span><text:span text:style-name="T29">n</text:span><text:span text:style-name="T17"> = 1000 * </text:span><text:span text:style-name="T29">i</text:span><text:span text:style-name="T17">;</text:span></text:p>
      <text:p text:style-name="P19"><text:span text:style-name="T17"><text:tab/><text:tab/><text:tab/></text:span><text:span text:style-name="T29">A</text:span><text:span text:style-name="T17"> = </text:span><text:span text:style-name="T18">criaVetorCrescente</text:span><text:span text:style-name="T17">(</text:span><text:span text:style-name="T29">n</text:span><text:span text:style-name="T17">);</text:span></text:p>
      <text:p text:style-name="P19"><text:span text:style-name="T17"><text:tab/><text:tab/><text:tab/></text:span><text:span text:style-name="T29">B</text:span><text:span text:style-name="T17"> = </text:span><text:span text:style-name="T29">A</text:span><text:span text:style-name="T17">.clone();</text:span></text:p>
      <text:p text:style-name="P19"><text:span text:style-name="T17"><text:tab/><text:tab/><text:tab/></text:span><text:span text:style-name="T29">inicio1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18">insertionSort</text:span><text:span text:style-name="T17">(</text:span><text:span text:style-name="T29">A</text:span><text:span text:style-name="T17">);</text:span></text:p>
      <text:p text:style-name="P19"><text:span text:style-name="T17"><text:tab/><text:tab/><text:tab/></text:span><text:span text:style-name="T29">fim1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29">tempo1</text:span><text:span text:style-name="T17"> = </text:span><text:span text:style-name="T29">fim1</text:span><text:span text:style-name="T17"> - </text:span><text:span text:style-name="T29">inicio1</text:span><text:span text:style-name="T17">;</text:span></text:p>
      <text:p text:style-name="P19"><text:span text:style-name="T17"><text:tab/><text:tab/><text:tab/></text:span><text:span text:style-name="T29">inicio2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18">mergeSort</text:span><text:span text:style-name="T17">(</text:span><text:span text:style-name="T29">B</text:span><text:span text:style-name="T17">, 0, </text:span><text:span text:style-name="T29">n</text:span><text:span text:style-name="T17">-1);</text:span></text:p>
      <text:p text:style-name="P19"><text:span text:style-name="T17"><text:tab/><text:tab/><text:tab/></text:span><text:span text:style-name="T29">fim2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29">tempo2</text:span><text:span text:style-name="T17"> = </text:span><text:span text:style-name="T29">fim2</text:span><text:span text:style-name="T17"> - </text:span><text:span text:style-name="T29">inicio2</text:span><text:span text:style-name="T17">;</text:span></text:p>
      <text:p text:style-name="P19"><text:span text:style-name="T17"><text:tab/><text:tab/><text:tab/>System.</text:span><text:span text:style-name="T32">out</text:span><text:span text:style-name="T17">.printf(</text:span><text:span text:style-name="T34">"%20d%30.0f%30.0f\n"</text:span><text:span text:style-name="T17">, </text:span><text:span text:style-name="T29">n</text:span><text:span text:style-name="T17">, </text:span><text:span text:style-name="T29">tempo1</text:span><text:span text:style-name="T17">, </text:span><text:span text:style-name="T29">tempo2</text:span><text:span text:style-name="T17">);</text:span></text:p>
      <text:p text:style-name="P32"><text:tab/><text:tab/>}</text:p>
      <text:p text:style-name="P22"/>
      <text:p text:style-name="P19"><text:span text:style-name="T17"><text:tab/><text:tab/>System.</text:span><text:span text:style-name="T32">out</text:span><text:span text:style-name="T17">.println(</text:span><text:span text:style-name="T34">"Ordenado decrescente"</text:span><text:span text:style-name="T17">);</text:span></text:p>
      <text:p text:style-name="P19"><text:span text:style-name="T17"><text:tab/><text:tab/>System.</text:span><text:span text:style-name="T32">out</text:span><text:span text:style-name="T17">.printf(</text:span><text:span text:style-name="T34">"%20s%30s\n"</text:span><text:span text:style-name="T17">,</text:span><text:span text:style-name="T34">"n"</text:span><text:span text:style-name="T17">, </text:span><text:span text:style-name="T34">"tempo"</text:span><text:span text:style-name="T17">);</text:span></text:p>
      <text:p text:style-name="P19"><text:span text:style-name="T17"><text:tab/><text:tab/>System.</text:span><text:span text:style-name="T32">out</text:span><text:span text:style-name="T17">.println(</text:span><text:span text:style-name="T34">"----------------------------------------------"</text:span><text:span text:style-name="T17">);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i</text:span><text:span text:style-name="T17"> = 1; </text:span><text:span text:style-name="T29">i</text:span><text:span text:style-name="T17"> &lt;= 50; </text:span><text:span text:style-name="T29">i</text:span><text:span text:style-name="T17">++) {</text:span></text:p>
      <text:p text:style-name="P19"><text:span text:style-name="T17"><text:tab/><text:tab/><text:tab/></text:span><text:span text:style-name="T29">n</text:span><text:span text:style-name="T17"> = 1000 * </text:span><text:span text:style-name="T29">i</text:span><text:span text:style-name="T17">;</text:span></text:p>
      <text:p text:style-name="P19"><text:span text:style-name="T17"><text:tab/><text:tab/><text:tab/></text:span><text:span text:style-name="T29">A</text:span><text:span text:style-name="T17"> = </text:span><text:span text:style-name="T18">criaVetorDecrescente</text:span><text:span text:style-name="T17">(</text:span><text:span text:style-name="T29">n</text:span><text:span text:style-name="T17">);</text:span></text:p>
      <text:p text:style-name="P19"><text:span text:style-name="T17"><text:tab/><text:tab/><text:tab/></text:span><text:span text:style-name="T29">B</text:span><text:span text:style-name="T17"> = </text:span><text:span text:style-name="T29">A</text:span><text:span text:style-name="T17">.clone();</text:span></text:p>
      <text:p text:style-name="P19"><text:span text:style-name="T17"><text:tab/><text:tab/><text:tab/></text:span><text:span text:style-name="T29">inicio1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18">insertionSort</text:span><text:span text:style-name="T17">(</text:span><text:span text:style-name="T29">A</text:span><text:span text:style-name="T17">);</text:span></text:p>
      <text:p text:style-name="P19"><text:span text:style-name="T17"><text:tab/><text:tab/><text:tab/></text:span><text:span text:style-name="T29">fim1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29">tempo1</text:span><text:span text:style-name="T17"> = </text:span><text:span text:style-name="T29">fim1</text:span><text:span text:style-name="T17"> - </text:span><text:span text:style-name="T29">inicio1</text:span><text:span text:style-name="T17">;</text:span></text:p>
      <text:p text:style-name="P19"><text:span text:style-name="T17"><text:tab/><text:tab/><text:tab/></text:span><text:span text:style-name="T29">inicio2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18">mergeSort</text:span><text:span text:style-name="T17">(</text:span><text:span text:style-name="T29">B</text:span><text:span text:style-name="T17">, 0, </text:span><text:span text:style-name="T29">n</text:span><text:span text:style-name="T17">-1);</text:span></text:p>
      <text:p text:style-name="P19"><text:span text:style-name="T17"><text:tab/><text:tab/><text:tab/></text:span><text:span text:style-name="T29">fim2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29">tempo2</text:span><text:span text:style-name="T17"> = </text:span><text:span text:style-name="T29">fim2</text:span><text:span text:style-name="T17"> - </text:span><text:span text:style-name="T29">inicio2</text:span><text:span text:style-name="T17">;</text:span></text:p>
      <text:p text:style-name="P19"><text:span text:style-name="T17"><text:tab/><text:tab/><text:tab/>System.</text:span><text:span text:style-name="T32">out</text:span><text:span text:style-name="T17">.printf(</text:span><text:span text:style-name="T34">"%20d%30.0f%30.0f\n"</text:span><text:span text:style-name="T17">, </text:span><text:span text:style-name="T29">n</text:span><text:span text:style-name="T17">, </text:span><text:span text:style-name="T29">tempo1</text:span><text:span text:style-name="T17">, </text:span><text:span text:style-name="T29">tempo2</text:span><text:span text:style-name="T17">);</text:span></text:p>
      <text:p text:style-name="P32"><text:tab/><text:tab/>}</text:p>
      <text:p text:style-name="P22"/>
      <text:p text:style-name="P19"><text:span text:style-name="T17"><text:tab/><text:tab/>System.</text:span><text:span text:style-name="T32">out</text:span><text:span text:style-name="T17">.println(</text:span><text:span text:style-name="T34">"Ordenado aleatório"</text:span><text:span text:style-name="T17">);</text:span></text:p>
      <text:p text:style-name="P19"><text:span text:style-name="T17"><text:tab/><text:tab/>System.</text:span><text:span text:style-name="T32">out</text:span><text:span text:style-name="T17">.printf(</text:span><text:span text:style-name="T34">"%20s%30s\n"</text:span><text:span text:style-name="T17">,</text:span><text:span text:style-name="T34">"n"</text:span><text:span text:style-name="T17">, </text:span><text:span text:style-name="T34">"tempo"</text:span><text:span text:style-name="T17">);</text:span></text:p>
      <text:p text:style-name="P19"><text:span text:style-name="T17"><text:tab/><text:tab/>System.</text:span><text:span text:style-name="T32">out</text:span><text:span text:style-name="T17">.println(</text:span><text:span text:style-name="T34">"----------------------------------------------"</text:span><text:span text:style-name="T17">);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i</text:span><text:span text:style-name="T17"> = 1; </text:span><text:span text:style-name="T29">i</text:span><text:span text:style-name="T17"> &lt;= 50; </text:span><text:span text:style-name="T29">i</text:span><text:span text:style-name="T17">++) {</text:span></text:p>
      <text:p text:style-name="P19"><text:span text:style-name="T17"><text:tab/><text:tab/><text:tab/></text:span><text:span text:style-name="T29">n</text:span><text:span text:style-name="T17"> = 1000 * </text:span><text:span text:style-name="T29">i</text:span><text:span text:style-name="T17">;</text:span></text:p>
      <text:p text:style-name="P19"><text:span text:style-name="T17"><text:tab/><text:tab/><text:tab/></text:span><text:span text:style-name="T29">A</text:span><text:span text:style-name="T17"> = </text:span><text:span text:style-name="T18">criaVetorAleatorio</text:span><text:span text:style-name="T17">(</text:span><text:span text:style-name="T29">n</text:span><text:span text:style-name="T17">);</text:span></text:p>
      <text:p text:style-name="P19"><text:span text:style-name="T17"><text:tab/><text:tab/><text:tab/></text:span><text:span text:style-name="T29">B</text:span><text:span text:style-name="T17"> = </text:span><text:span text:style-name="T29">A</text:span><text:span text:style-name="T17">.clone();</text:span></text:p>
      <text:p text:style-name="P19"><text:span text:style-name="T17"><text:tab/><text:tab/><text:tab/></text:span><text:span text:style-name="T29">inicio1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18">insertionSort</text:span><text:span text:style-name="T17">(</text:span><text:span text:style-name="T29">A</text:span><text:span text:style-name="T17">);</text:span></text:p>
      <text:p text:style-name="P19"><text:span text:style-name="T17"><text:tab/><text:tab/><text:tab/></text:span><text:span text:style-name="T29">fim1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29">tempo1</text:span><text:span text:style-name="T17"> = </text:span><text:span text:style-name="T29">fim1</text:span><text:span text:style-name="T17"> - </text:span><text:span text:style-name="T29">inicio1</text:span><text:span text:style-name="T17">;</text:span></text:p>
      <text:p text:style-name="P19"><text:span text:style-name="T17"><text:tab/><text:tab/><text:tab/></text:span><text:span text:style-name="T29">inicio2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18">mergeSort</text:span><text:span text:style-name="T17">(</text:span><text:span text:style-name="T29">B</text:span><text:span text:style-name="T17">, 0, </text:span><text:span text:style-name="T29">n</text:span><text:span text:style-name="T17">-1);</text:span></text:p>
      <text:p text:style-name="P19"><text:span text:style-name="T17"><text:tab/><text:tab/><text:tab/></text:span><text:span text:style-name="T29">fim2</text:span><text:span text:style-name="T17"> = System.</text:span><text:span text:style-name="T18">currentTimeMillis</text:span><text:span text:style-name="T17">();</text:span></text:p>
      <text:p text:style-name="P19"><text:span text:style-name="T17"><text:tab/><text:tab/><text:tab/></text:span><text:span text:style-name="T29">tempo2</text:span><text:span text:style-name="T17"> = </text:span><text:span text:style-name="T29">fim2</text:span><text:span text:style-name="T17"> - </text:span><text:span text:style-name="T29">inicio2</text:span><text:span text:style-name="T17">;</text:span></text:p>
      <text:p text:style-name="P19"><text:span text:style-name="T17"><text:tab/><text:tab/><text:tab/>System.</text:span><text:span text:style-name="T32">out</text:span><text:span text:style-name="T17">.printf(</text:span><text:span text:style-name="T34">"%20d%30.0f%30.0f\n"</text:span><text:span text:style-name="T17">, </text:span><text:span text:style-name="T29">n</text:span><text:span text:style-name="T17">, </text:span><text:span text:style-name="T29">tempo1</text:span><text:span text:style-name="T17">, </text:span><text:span text:style-name="T29">tempo2</text:span><text:span text:style-name="T17">);</text:span></text:p>
      <text:p text:style-name="P32"><text:tab/><text:tab/>}</text:p>
      <text:p text:style-name="P32"><text:tab/>}</text:p>
      <text:p text:style-name="P32"><text:tab/></text:p>
      <text:p text:style-name="P19"><text:span text:style-name="T17"><text:tab/></text:span><text:span text:style-name="T26">static</text:span><text:span text:style-name="T17"> </text:span><text:span text:style-name="T26">int</text:span><text:span text:style-name="T17">[] criaVetorCrescente (</text:span><text:span text:style-name="T26">int</text:span><text:span text:style-name="T17"> </text:span><text:span text:style-name="T29">n</text:span><text:span text:style-name="T17">) {</text:span></text:p>
      <text:p text:style-name="P19"><text:span text:style-name="T17"><text:tab/><text:tab/>Random </text:span><text:span text:style-name="T29">randomGenerator</text:span><text:span text:style-name="T17"> = </text:span><text:span text:style-name="T26">new</text:span><text:span text:style-name="T17"> Random();</text:span></text:p>
      <text:p text:style-name="P19"><text:span text:style-name="T17"><text:tab/><text:tab/></text:span><text:span text:style-name="T26">int</text:span><text:span text:style-name="T17">[] </text:span><text:span text:style-name="T29">A</text:span><text:span text:style-name="T17"> = </text:span><text:span text:style-name="T26">new</text:span><text:span text:style-name="T17"> </text:span><text:span text:style-name="T26">int</text:span><text:span text:style-name="T17">[</text:span><text:span text:style-name="T29">n</text:span><text:span text:style-name="T17">];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i</text:span><text:span text:style-name="T17"> = 1; </text:span><text:span text:style-name="T29">i</text:span><text:span text:style-name="T17"> &lt; </text:span><text:span text:style-name="T29">n</text:span><text:span text:style-name="T17">; </text:span><text:span text:style-name="T29">i</text:span><text:span text:style-name="T17">++) {</text:span></text:p>
      <text:p text:style-name="P19"><text:span text:style-name="T17"><text:tab/><text:tab/><text:tab/></text:span><text:span text:style-name="T29">A</text:span><text:span text:style-name="T17">[</text:span><text:span text:style-name="T29">i</text:span><text:span text:style-name="T17">] = </text:span><text:span text:style-name="T29">A</text:span><text:span text:style-name="T17">[</text:span><text:span text:style-name="T29">i</text:span><text:span text:style-name="T17">-1] + </text:span><text:span text:style-name="T29">randomGenerator</text:span><text:span text:style-name="T17">.nextInt(10);</text:span></text:p>
      <text:p text:style-name="P32"><text:tab/><text:tab/>}</text:p>
      <text:p text:style-name="P19"><text:span text:style-name="T17"><text:tab/><text:tab/></text:span><text:span text:style-name="T26">return</text:span><text:span text:style-name="T17"> </text:span><text:span text:style-name="T29">A</text:span><text:span text:style-name="T17">;</text:span></text:p>
      <text:p text:style-name="P32"><text:tab/>}</text:p>
      <text:p text:style-name="P32"><text:tab/></text:p>
      <text:p text:style-name="P19"><text:span text:style-name="T17"><text:tab/></text:span><text:span text:style-name="T26">static</text:span><text:span text:style-name="T17"> </text:span><text:span text:style-name="T26">int</text:span><text:span text:style-name="T17">[] criaVetorDecrescente (</text:span><text:span text:style-name="T26">int</text:span><text:span text:style-name="T17"> </text:span><text:span text:style-name="T29">n</text:span><text:span text:style-name="T17">) {</text:span></text:p>
      <text:p text:style-name="P19"><text:span text:style-name="T17"><text:tab/><text:tab/>Random </text:span><text:span text:style-name="T29">randomGenerator</text:span><text:span text:style-name="T17"> = </text:span><text:span text:style-name="T26">new</text:span><text:span text:style-name="T17"> Random();</text:span></text:p>
      <text:p text:style-name="P19"><text:span text:style-name="T17"><text:tab/><text:tab/></text:span><text:span text:style-name="T26">int</text:span><text:span text:style-name="T17">[] </text:span><text:span text:style-name="T29">A</text:span><text:span text:style-name="T17"> = </text:span><text:span text:style-name="T26">new</text:span><text:span text:style-name="T17"> </text:span><text:span text:style-name="T26">int</text:span><text:span text:style-name="T17">[</text:span><text:span text:style-name="T29">n</text:span><text:span text:style-name="T17">];</text:span></text:p>
      <text:p text:style-name="P19"><text:span text:style-name="T17"><text:tab/><text:tab/></text:span><text:span text:style-name="T29">A</text:span><text:span text:style-name="T17">[0] = Integer.</text:span><text:span text:style-name="T32">MAX_VALUE</text:span><text:span text:style-name="T17">;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i</text:span><text:span text:style-name="T17"> = 1; </text:span><text:span text:style-name="T29">i</text:span><text:span text:style-name="T17"> &lt; </text:span><text:span text:style-name="T29">n</text:span><text:span text:style-name="T17">; </text:span><text:span text:style-name="T29">i</text:span><text:span text:style-name="T17">++) {</text:span></text:p>
      <text:p text:style-name="P19"><text:span text:style-name="T17"><text:tab/><text:tab/><text:tab/></text:span><text:span text:style-name="T29">A</text:span><text:span text:style-name="T17">[</text:span><text:span text:style-name="T29">i</text:span><text:span text:style-name="T17">]= </text:span><text:span text:style-name="T29">A</text:span><text:span text:style-name="T17">[</text:span><text:span text:style-name="T29">i</text:span><text:span text:style-name="T17">-1] - </text:span><text:span text:style-name="T29">randomGenerator</text:span><text:span text:style-name="T17">.nextInt(10);</text:span></text:p>
      <text:p text:style-name="P32"><text:tab/><text:tab/>}</text:p>
      <text:p text:style-name="P19"><text:span text:style-name="T17"><text:tab/><text:tab/></text:span><text:span text:style-name="T26">return</text:span><text:span text:style-name="T17"> </text:span><text:span text:style-name="T29">A</text:span><text:span text:style-name="T17">;</text:span></text:p>
      <text:p text:style-name="P32"><text:tab/>}</text:p>
      <text:p text:style-name="P32"><text:tab/></text:p>
      <text:p text:style-name="P19"><text:span text:style-name="T17"><text:tab/></text:span><text:span text:style-name="T26">static</text:span><text:span text:style-name="T17"> </text:span><text:span text:style-name="T26">int</text:span><text:span text:style-name="T17">[] criaVetorAleatorio (</text:span><text:span text:style-name="T26">int</text:span><text:span text:style-name="T17"> </text:span><text:span text:style-name="T29">n</text:span><text:span text:style-name="T17">) {</text:span></text:p>
      <text:p text:style-name="P19"><text:span text:style-name="T17"><text:tab/><text:tab/>Random </text:span><text:span text:style-name="T29">randomGenerator</text:span><text:span text:style-name="T17"> = </text:span><text:span text:style-name="T26">new</text:span><text:span text:style-name="T17"> Random();</text:span></text:p>
      <text:p text:style-name="P19"><text:span text:style-name="T17"><text:tab/><text:tab/></text:span><text:span text:style-name="T26">int</text:span><text:span text:style-name="T17">[] </text:span><text:span text:style-name="T29">A</text:span><text:span text:style-name="T17"> = </text:span><text:span text:style-name="T26">new</text:span><text:span text:style-name="T17"> </text:span><text:span text:style-name="T26">int</text:span><text:span text:style-name="T17">[</text:span><text:span text:style-name="T29">n</text:span><text:span text:style-name="T17">];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i</text:span><text:span text:style-name="T17"> = 0; </text:span><text:span text:style-name="T29">i</text:span><text:span text:style-name="T17"> &lt; </text:span><text:span text:style-name="T29">n</text:span><text:span text:style-name="T17">; </text:span><text:span text:style-name="T29">i</text:span><text:span text:style-name="T17">++) {</text:span></text:p>
      <text:p text:style-name="P19"><text:span text:style-name="T17"><text:tab/><text:tab/><text:tab/></text:span><text:span text:style-name="T29">A</text:span><text:span text:style-name="T17">[</text:span><text:span text:style-name="T29">i</text:span><text:span text:style-name="T17">] = </text:span><text:span text:style-name="T29">randomGenerator</text:span><text:span text:style-name="T17">.nextInt(100*</text:span><text:span text:style-name="T29">n</text:span><text:span text:style-name="T17">);</text:span></text:p>
      <text:p text:style-name="P32"><text:tab/><text:tab/>}</text:p>
      <text:p text:style-name="P19"><text:span text:style-name="T17"><text:tab/><text:tab/></text:span><text:span text:style-name="T26">return</text:span><text:span text:style-name="T17"> </text:span><text:span text:style-name="T29">A</text:span><text:span text:style-name="T17">;</text:span></text:p>
      <text:p text:style-name="P32"><text:tab/>}</text:p>
      <text:p text:style-name="P32"><text:tab/></text:p>
      <text:p text:style-name="P19"><text:span text:style-name="T17"><text:tab/></text:span><text:span text:style-name="T26">static</text:span><text:span text:style-name="T17"> </text:span><text:span text:style-name="T26">void</text:span><text:span text:style-name="T17"> imprimeVetor (</text:span><text:span text:style-name="T26">int</text:span><text:span text:style-name="T17">[] </text:span><text:span text:style-name="T29">A</text:span><text:span text:style-name="T17">) {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i</text:span><text:span text:style-name="T17"> = 0; </text:span><text:span text:style-name="T29">i</text:span><text:span text:style-name="T17"> &lt; </text:span><text:span text:style-name="T29">A</text:span><text:span text:style-name="T17">.</text:span><text:span text:style-name="T31">length</text:span><text:span text:style-name="T17">; </text:span><text:span text:style-name="T29">i</text:span><text:span text:style-name="T17">++) {</text:span></text:p>
      <text:p text:style-name="P19"><text:span text:style-name="T17"><text:tab/><text:tab/><text:tab/>System.</text:span><text:span text:style-name="T32">out</text:span><text:span text:style-name="T17">.println(</text:span><text:span text:style-name="T29">A</text:span><text:span text:style-name="T17">[</text:span><text:span text:style-name="T29">i</text:span><text:span text:style-name="T17">]);</text:span></text:p>
      <text:p text:style-name="P32"><text:tab/><text:tab/>}</text:p>
      <text:p text:style-name="P32"><text:tab/>}</text:p>
      <text:p text:style-name="P22"><text:soft-page-break/></text:p>
      <text:p text:style-name="P19"><text:span text:style-name="T17"><text:tab/></text:span><text:span text:style-name="T26">static</text:span><text:span text:style-name="T17"> </text:span><text:span text:style-name="T26">void</text:span><text:span text:style-name="T17"> insertionSort(</text:span><text:span text:style-name="T26">int</text:span><text:span text:style-name="T17">[] </text:span><text:span text:style-name="T29">A</text:span><text:span text:style-name="T17">) {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j</text:span><text:span text:style-name="T17"> = 1; </text:span><text:span text:style-name="T29">j</text:span><text:span text:style-name="T17"> &lt; </text:span><text:span text:style-name="T29">A</text:span><text:span text:style-name="T17">.</text:span><text:span text:style-name="T31">length</text:span><text:span text:style-name="T17">; </text:span><text:span text:style-name="T29">j</text:span><text:span text:style-name="T17">++) {</text:span></text:p>
      <text:p text:style-name="P19"><text:span text:style-name="T17"><text:tab/><text:tab/><text:tab/></text:span><text:span text:style-name="T26">int</text:span><text:span text:style-name="T17"> </text:span><text:span text:style-name="T29">chave</text:span><text:span text:style-name="T17"> = </text:span><text:span text:style-name="T29">A</text:span><text:span text:style-name="T17">[</text:span><text:span text:style-name="T29">j</text:span><text:span text:style-name="T17">];</text:span></text:p>
      <text:p text:style-name="P19"><text:span text:style-name="T17"><text:tab/><text:tab/><text:tab/></text:span><text:span text:style-name="T26">int</text:span><text:span text:style-name="T17"> </text:span><text:span text:style-name="T29">i</text:span><text:span text:style-name="T17"> = </text:span><text:span text:style-name="T29">j</text:span><text:span text:style-name="T17"> - 1;</text:span></text:p>
      <text:p text:style-name="P19"><text:span text:style-name="T17"><text:tab/><text:tab/><text:tab/></text:span><text:span text:style-name="T26">while</text:span><text:span text:style-name="T17"> (</text:span><text:span text:style-name="T29">i</text:span><text:span text:style-name="T17"> &gt;= 0 &amp;&amp; </text:span><text:span text:style-name="T29">A</text:span><text:span text:style-name="T17">[</text:span><text:span text:style-name="T29">i</text:span><text:span text:style-name="T17">] &gt; </text:span><text:span text:style-name="T29">chave</text:span><text:span text:style-name="T17">) {</text:span></text:p>
      <text:p text:style-name="P19"><text:span text:style-name="T17"><text:tab/><text:tab/><text:tab/><text:tab/></text:span><text:span text:style-name="T29">A</text:span><text:span text:style-name="T17">[</text:span><text:span text:style-name="T29">i</text:span><text:span text:style-name="T17">+1] = </text:span><text:span text:style-name="T29">A</text:span><text:span text:style-name="T17">[</text:span><text:span text:style-name="T29">i</text:span><text:span text:style-name="T17">];</text:span></text:p>
      <text:p text:style-name="P19"><text:span text:style-name="T17"><text:tab/><text:tab/><text:tab/><text:tab/></text:span><text:span text:style-name="T29">i</text:span><text:span text:style-name="T17">--;</text:span></text:p>
      <text:p text:style-name="P32"><text:tab/><text:tab/><text:tab/>}</text:p>
      <text:p text:style-name="P19"><text:span text:style-name="T17"><text:tab/><text:tab/><text:tab/></text:span><text:span text:style-name="T29">A</text:span><text:span text:style-name="T17">[</text:span><text:span text:style-name="T29">i</text:span><text:span text:style-name="T17">+1] = </text:span><text:span text:style-name="T29">chave</text:span><text:span text:style-name="T17">;</text:span></text:p>
      <text:p text:style-name="P32"><text:tab/><text:tab/>}</text:p>
      <text:p text:style-name="P32"><text:tab/>}</text:p>
      <text:p text:style-name="P22"/>
      <text:p text:style-name="P19"><text:span text:style-name="T17"><text:tab/></text:span><text:span text:style-name="T26">static</text:span><text:span text:style-name="T17"> </text:span><text:span text:style-name="T26">void</text:span><text:span text:style-name="T17"> mergeSort(</text:span><text:span text:style-name="T26">int</text:span><text:span text:style-name="T17">[] </text:span><text:span text:style-name="T29">A</text:span><text:span text:style-name="T17">, </text:span><text:span text:style-name="T26">int</text:span><text:span text:style-name="T17"> </text:span><text:span text:style-name="T29">p</text:span><text:span text:style-name="T17">, </text:span><text:span text:style-name="T26">int</text:span><text:span text:style-name="T17"> </text:span><text:span text:style-name="T29">r</text:span><text:span text:style-name="T17">) {</text:span></text:p>
      <text:p text:style-name="P19"><text:span text:style-name="T17"><text:tab/><text:tab/></text:span><text:span text:style-name="T26">if</text:span><text:span text:style-name="T17"> (</text:span><text:span text:style-name="T29">p</text:span><text:span text:style-name="T17"> &lt; </text:span><text:span text:style-name="T29">r</text:span><text:span text:style-name="T17">) {</text:span></text:p>
      <text:p text:style-name="P19"><text:span text:style-name="T17"><text:tab/><text:tab/><text:tab/></text:span><text:span text:style-name="T26">int</text:span><text:span text:style-name="T17"> </text:span><text:span text:style-name="T29">q</text:span><text:span text:style-name="T17"> = (</text:span><text:span text:style-name="T29">p</text:span><text:span text:style-name="T17"> + </text:span><text:span text:style-name="T29">r</text:span><text:span text:style-name="T17">) / 2;</text:span></text:p>
      <text:p text:style-name="P19"><text:span text:style-name="T17"><text:tab/><text:tab/><text:tab/></text:span><text:span text:style-name="T18">mergeSort</text:span><text:span text:style-name="T17">(</text:span><text:span text:style-name="T29">A</text:span><text:span text:style-name="T17">, </text:span><text:span text:style-name="T29">p</text:span><text:span text:style-name="T17">, </text:span><text:span text:style-name="T29">q</text:span><text:span text:style-name="T17">);</text:span></text:p>
      <text:p text:style-name="P19"><text:span text:style-name="T17"><text:tab/><text:tab/><text:tab/></text:span><text:span text:style-name="T18">mergeSort</text:span><text:span text:style-name="T17">(</text:span><text:span text:style-name="T29">A</text:span><text:span text:style-name="T17">, </text:span><text:span text:style-name="T29">q</text:span><text:span text:style-name="T17"> + 1, </text:span><text:span text:style-name="T29">r</text:span><text:span text:style-name="T17">);</text:span></text:p>
      <text:p text:style-name="P19"><text:span text:style-name="T17"><text:tab/><text:tab/><text:tab/></text:span><text:span text:style-name="T18">merge</text:span><text:span text:style-name="T17">(</text:span><text:span text:style-name="T29">A</text:span><text:span text:style-name="T17">, </text:span><text:span text:style-name="T29">p</text:span><text:span text:style-name="T17">, </text:span><text:span text:style-name="T29">q</text:span><text:span text:style-name="T17">, </text:span><text:span text:style-name="T29">r</text:span><text:span text:style-name="T17">);</text:span></text:p>
      <text:p text:style-name="P32"><text:tab/><text:tab/>}</text:p>
      <text:p text:style-name="P32"><text:tab/>}</text:p>
      <text:p text:style-name="P22"/>
      <text:p text:style-name="P19"><text:span text:style-name="T17"><text:tab/></text:span><text:span text:style-name="T26">static</text:span><text:span text:style-name="T17"> </text:span><text:span text:style-name="T26">void</text:span><text:span text:style-name="T17"> merge(</text:span><text:span text:style-name="T26">int</text:span><text:span text:style-name="T17">[] </text:span><text:span text:style-name="T29">A</text:span><text:span text:style-name="T17">, </text:span><text:span text:style-name="T26">int</text:span><text:span text:style-name="T17"> </text:span><text:span text:style-name="T29">p</text:span><text:span text:style-name="T17">, </text:span><text:span text:style-name="T26">int</text:span><text:span text:style-name="T17"> </text:span><text:span text:style-name="T29">q</text:span><text:span text:style-name="T17">, </text:span><text:span text:style-name="T26">int</text:span><text:span text:style-name="T17"> </text:span><text:span text:style-name="T29">r</text:span><text:span text:style-name="T17">) {</text:span></text:p>
      <text:p text:style-name="P19"><text:span text:style-name="T17"><text:tab/><text:tab/></text:span><text:span text:style-name="T26">int</text:span><text:span text:style-name="T17"> </text:span><text:span text:style-name="T29">i</text:span><text:span text:style-name="T17">, </text:span><text:span text:style-name="T29">j</text:span><text:span text:style-name="T17">;</text:span></text:p>
      <text:p text:style-name="P19"><text:span text:style-name="T17"><text:tab/><text:tab/></text:span><text:span text:style-name="T26">int</text:span><text:span text:style-name="T17"> </text:span><text:span text:style-name="T29">n1</text:span><text:span text:style-name="T17"> = </text:span><text:span text:style-name="T29">q</text:span><text:span text:style-name="T17"> - </text:span><text:span text:style-name="T29">p</text:span><text:span text:style-name="T17"> + 1;</text:span></text:p>
      <text:p text:style-name="P19"><text:span text:style-name="T17"><text:tab/><text:tab/></text:span><text:span text:style-name="T26">int</text:span><text:span text:style-name="T17"> </text:span><text:span text:style-name="T29">n2</text:span><text:span text:style-name="T17"> = </text:span><text:span text:style-name="T29">r</text:span><text:span text:style-name="T17"> - </text:span><text:span text:style-name="T29">q</text:span><text:span text:style-name="T17">;</text:span></text:p>
      <text:p text:style-name="P19"><text:span text:style-name="T17"><text:tab/><text:tab/></text:span><text:span text:style-name="T26">int</text:span><text:span text:style-name="T17">[] </text:span><text:span text:style-name="T29">L</text:span><text:span text:style-name="T17"> = </text:span><text:span text:style-name="T26">new</text:span><text:span text:style-name="T17"> </text:span><text:span text:style-name="T26">int</text:span><text:span text:style-name="T17">[</text:span><text:span text:style-name="T29">n1</text:span><text:span text:style-name="T17"> + 1];</text:span></text:p>
      <text:p text:style-name="P19"><text:span text:style-name="T17"><text:tab/><text:tab/></text:span><text:span text:style-name="T26">int</text:span><text:span text:style-name="T17">[] </text:span><text:span text:style-name="T29">R</text:span><text:span text:style-name="T17"> = </text:span><text:span text:style-name="T26">new</text:span><text:span text:style-name="T17"> </text:span><text:span text:style-name="T26">int</text:span><text:span text:style-name="T17">[</text:span><text:span text:style-name="T29">n2</text:span><text:span text:style-name="T17"> + 1];</text:span></text:p>
      <text:p text:style-name="P19"><text:span text:style-name="T17"><text:tab/><text:tab/></text:span><text:span text:style-name="T26">for</text:span><text:span text:style-name="T17"> (</text:span><text:span text:style-name="T29">i</text:span><text:span text:style-name="T17"> = 0; </text:span><text:span text:style-name="T29">i</text:span><text:span text:style-name="T17"> &lt; </text:span><text:span text:style-name="T29">n1</text:span><text:span text:style-name="T17">; </text:span><text:span text:style-name="T29">i</text:span><text:span text:style-name="T17">++) {</text:span></text:p>
      <text:p text:style-name="P19"><text:span text:style-name="T17"><text:tab/><text:tab/><text:tab/></text:span><text:span text:style-name="T29">L</text:span><text:span text:style-name="T17">[</text:span><text:span text:style-name="T29">i</text:span><text:span text:style-name="T17">] = </text:span><text:span text:style-name="T29">A</text:span><text:span text:style-name="T17">[</text:span><text:span text:style-name="T29">p</text:span><text:span text:style-name="T17"> + </text:span><text:span text:style-name="T29">i</text:span><text:span text:style-name="T17">];</text:span></text:p>
      <text:p text:style-name="P32"><text:tab/><text:tab/>}</text:p>
      <text:p text:style-name="P19"><text:span text:style-name="T17"><text:tab/><text:tab/></text:span><text:span text:style-name="T26">for</text:span><text:span text:style-name="T17"> (</text:span><text:span text:style-name="T29">j</text:span><text:span text:style-name="T17"> = 0; </text:span><text:span text:style-name="T29">j</text:span><text:span text:style-name="T17"> &lt; </text:span><text:span text:style-name="T29">n2</text:span><text:span text:style-name="T17">; </text:span><text:span text:style-name="T29">j</text:span><text:span text:style-name="T17">++) {</text:span></text:p>
      <text:p text:style-name="P19"><text:span text:style-name="T17"><text:tab/><text:tab/><text:tab/></text:span><text:span text:style-name="T29">R</text:span><text:span text:style-name="T17">[</text:span><text:span text:style-name="T29">j</text:span><text:span text:style-name="T17">] = </text:span><text:span text:style-name="T29">A</text:span><text:span text:style-name="T17">[</text:span><text:span text:style-name="T29">q</text:span><text:span text:style-name="T17"> + </text:span><text:span text:style-name="T29">j</text:span><text:span text:style-name="T17"> + 1];</text:span></text:p>
      <text:p text:style-name="P32"><text:tab/><text:tab/>}</text:p>
      <text:p text:style-name="P19"><text:span text:style-name="T17"><text:tab/><text:tab/></text:span><text:span text:style-name="T29">L</text:span><text:span text:style-name="T17">[</text:span><text:span text:style-name="T29">n1</text:span><text:span text:style-name="T17">] = Integer.</text:span><text:span text:style-name="T32">MAX_VALUE</text:span><text:span text:style-name="T17">;</text:span></text:p>
      <text:p text:style-name="P19"><text:span text:style-name="T17"><text:tab/><text:tab/></text:span><text:span text:style-name="T29">R</text:span><text:span text:style-name="T17">[</text:span><text:span text:style-name="T29">n2</text:span><text:span text:style-name="T17">] = Integer.</text:span><text:span text:style-name="T32">MAX_VALUE</text:span><text:span text:style-name="T17">;</text:span></text:p>
      <text:p text:style-name="P19"><text:span text:style-name="T17"><text:tab/><text:tab/></text:span><text:span text:style-name="T29">i</text:span><text:span text:style-name="T17"> = 0;</text:span></text:p>
      <text:p text:style-name="P19"><text:span text:style-name="T17"><text:tab/><text:tab/></text:span><text:span text:style-name="T29">j</text:span><text:span text:style-name="T17"> = 0;</text:span></text:p>
      <text:p text:style-name="P19"><text:span text:style-name="T17"><text:tab/><text:tab/></text:span><text:span text:style-name="T26">for</text:span><text:span text:style-name="T17"> (</text:span><text:span text:style-name="T26">int</text:span><text:span text:style-name="T17"> </text:span><text:span text:style-name="T29">k</text:span><text:span text:style-name="T17"> = </text:span><text:span text:style-name="T29">p</text:span><text:span text:style-name="T17">; </text:span><text:span text:style-name="T29">k</text:span><text:span text:style-name="T17"> &lt;= </text:span><text:span text:style-name="T29">r</text:span><text:span text:style-name="T17">; </text:span><text:span text:style-name="T29">k</text:span><text:span text:style-name="T17">++) {</text:span></text:p>
      <text:p text:style-name="P19"><text:span text:style-name="T17"><text:tab/><text:tab/><text:tab/></text:span><text:span text:style-name="T26">if</text:span><text:span text:style-name="T17"> (</text:span><text:span text:style-name="T29">L</text:span><text:span text:style-name="T17">[</text:span><text:span text:style-name="T29">i</text:span><text:span text:style-name="T17">] &lt;= </text:span><text:span text:style-name="T29">R</text:span><text:span text:style-name="T17">[</text:span><text:span text:style-name="T29">j</text:span><text:span text:style-name="T17">]) {</text:span></text:p>
      <text:p text:style-name="P19"><text:span text:style-name="T17"><text:tab/><text:tab/><text:tab/><text:tab/></text:span><text:span text:style-name="T29">A</text:span><text:span text:style-name="T17">[</text:span><text:span text:style-name="T29">k</text:span><text:span text:style-name="T17">] = </text:span><text:span text:style-name="T29">L</text:span><text:span text:style-name="T17">[</text:span><text:span text:style-name="T29">i</text:span><text:span text:style-name="T17">++];</text:span></text:p>
      <text:p text:style-name="P19"><text:span text:style-name="T17"><text:tab/><text:tab/><text:tab/>} </text:span><text:span text:style-name="T26">else</text:span><text:span text:style-name="T17"> {</text:span></text:p>
      <text:p text:style-name="P19"><text:span text:style-name="T17"><text:tab/><text:tab/><text:tab/><text:tab/></text:span><text:span text:style-name="T29">A</text:span><text:span text:style-name="T17">[</text:span><text:span text:style-name="T29">k</text:span><text:span text:style-name="T17">] = </text:span><text:span text:style-name="T29">R</text:span><text:span text:style-name="T17">[</text:span><text:span text:style-name="T29">j</text:span><text:span text:style-name="T17">++];</text:span></text:p>
      <text:p text:style-name="P32"><text:tab/><text:tab/><text:tab/>}</text:p>
      <text:p text:style-name="P32"><text:tab/><text:tab/>}</text:p>
      <text:p text:style-name="P32"><text:tab/>}</text:p>
      <text:p text:style-name="P22"/>
      <text:p text:style-name="P32">}</text:p>
      <text:p text:style-name="P12"/>
      <text:p text:style-name="P14"><text:span text:style-name="T37">Passo 2:</text:span><text:span text:style-name="T16"> </text:span><text:span text:style-name="T14">Executar o código </text:span><text:span text:style-name="T15">e, para cada ordenação, </text:span><text:span text:style-name="T14">preencher o resultado na planilha disponibilizada.</text:span></text:p>
      <text:p text:style-name="P1"/>
      <text:p text:style-name="P27"><text:span text:style-name="T38">Passo 3:</text:span><text:span text:style-name="T1"> </text:span><text:span text:style-name="T3">Observando cada gráfico, explique o crescimento do tempo</text:span><text:span text:style-name="T2"> </text:span><text:span text:style-name="T3">em função de </text:span><text:span text:style-name="T11">n</text:span><text:span text:style-name="T3">. </text:span></text:p>
      <text:p text:style-name="P31"><text:span text:style-name="T3"><text:tab/></text:span><text:span text:style-name="T5">R: </text:span><text:span text:style-name="T10">Ambos os algoritmos crescem de acordo com o aumento de n. Pois são executadas mais instruções em relação ao n.</text:span></text:p>
      <text:p text:style-name="P1"/>
      <text:p text:style-name="P10"><text:span text:style-name="T38">Passo </text:span><text:span text:style-name="T39">4</text:span><text:span text:style-name="T38">:</text:span><text:span text:style-name="T1"> </text:span><text:span text:style-name="T3">Qual o </text:span><text:span text:style-name="T4">algoritmo mais rápido para um vetor ordenado de forma crescente</text:span><text:span text:style-name="T3">? </text:span><text:span text:style-name="T4">E de forma decrescente? E de forma aleatória?</text:span></text:p>
      <text:p text:style-name="P10"><text:span text:style-name="T4"><text:tab/></text:span><text:span text:style-name="T6">R: O algoritmo de inserção é mais rápido em ordenação de vertor crescente em relação ao algoritmo de intercalação, </text:span><text:span text:style-name="T10">pois executa menos instruções</text:span><text:span text:style-name="T6">. Na forma de decrescente e aleatória, o algoritmo de intercalação </text:span><text:span text:style-name="T10">é mais rápido</text:span><text:span text:style-name="T6">.</text:span></text:p>
      <text:p text:style-name="P2"/>
      <text:p text:style-name="P29"><text:span text:style-name="T38">Passo </text:span><text:span text:style-name="T40">5</text:span><text:span text:style-name="T38">:</text:span><text:span text:style-name="T1"> </text:span><text:span text:style-name="T3">Observando cada gráfico </text:span><text:span text:style-name="T4">e seu conhecimento sobre o insertion sort (último laboratório), fale sobre a complexidade do merge sort.</text:span><text:span text:style-name="T3"> </text:span></text:p>
      <text:p text:style-name="P29"><text:span text:style-name="T3"><text:tab/></text:span><text:span text:style-name="T6">R: </text:span><text:span text:style-name="T10">Como analisado anteriormente, a complexidade do merge sort é pior que a classe de complexidade Linear e melhor que a classe de complexidade Quadrática. Pois n</text:span><text:span text:style-name="T6">o melhor caso do insertion sort sua classe de complexidade é Linear </text:span><text:span text:style-name="T10">e </text:span><text:span text:style-name="T6">o merge sort </text:span><text:span text:style-name="T10">é </text:span><text:span text:style-name="T6">pior que ele. </text:span><text:span text:style-name="T10">Nos outros dois casos, o insertion sort sua classe de complexidade é Quadrática e o merge sort é melhor que el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23">Exercício</text:span><text:span text:style-name="T22"> </text:span><text:span text:style-name="T24">2</text:span></text:p>
      <text:p text:style-name="P5"><text:soft-page-break/></text:p>
      <text:p text:style-name="P13"><text:span text:style-name="T36">Passo 1:</text:span><text:span text:style-name="T13"> Implementar o seguinte código em Java </text:span><text:span text:style-name="T12">ou equivalente em outra linguagem de programação.</text:span></text:p>
      <text:p text:style-name="P25"/>
      <text:p text:style-name="P13"><text:span text:style-name="T28">import</text:span><text:span text:style-name="T19"> </text:span><text:span text:style-name="T21">java.util.Random</text:span><text:span text:style-name="T19">;</text:span></text:p>
      <text:p text:style-name="P21"/>
      <text:p text:style-name="P20"><text:span text:style-name="T27">public</text:span><text:span text:style-name="T19"> </text:span><text:span text:style-name="T27">class</text:span><text:span text:style-name="T19"> Fibonacci {</text:span></text:p>
      <text:p text:style-name="P20"><text:span text:style-name="T19"><text:tab/></text:span><text:span text:style-name="T27">public</text:span><text:span text:style-name="T19"> </text:span><text:span text:style-name="T27">static</text:span><text:span text:style-name="T19"> </text:span><text:span text:style-name="T27">void</text:span><text:span text:style-name="T19"> main(String[] </text:span><text:span text:style-name="T30">args</text:span><text:span text:style-name="T19">) {</text:span></text:p>
      <text:p text:style-name="P20"><text:span text:style-name="T19"><text:tab/><text:tab/></text:span><text:span text:style-name="T27">int</text:span><text:span text:style-name="T19"> </text:span><text:span text:style-name="T30">n</text:span><text:span text:style-name="T19">;</text:span></text:p>
      <text:p text:style-name="P20"><text:span text:style-name="T19"><text:tab/><text:tab/></text:span><text:span text:style-name="T27">long</text:span><text:span text:style-name="T19"> </text:span><text:span text:style-name="T30">result</text:span><text:span text:style-name="T19">, </text:span><text:span text:style-name="T30">ultimo</text:span><text:span text:style-name="T19">, </text:span><text:span text:style-name="T30">penult</text:span><text:span text:style-name="T19">;</text:span></text:p>
      <text:p text:style-name="P20"><text:span text:style-name="T19"><text:tab/><text:tab/></text:span><text:span text:style-name="T27">double</text:span><text:span text:style-name="T19"> </text:span><text:span text:style-name="T30">inicio</text:span><text:span text:style-name="T19">, </text:span><text:span text:style-name="T30">fim</text:span><text:span text:style-name="T19">, </text:span><text:span text:style-name="T30">tempo</text:span><text:span text:style-name="T19">;</text:span></text:p>
      <text:p text:style-name="P20"><text:span text:style-name="T19"><text:tab/><text:tab/>System.</text:span><text:span text:style-name="T33">out</text:span><text:span text:style-name="T19">.printf(</text:span><text:span text:style-name="T35">"%20s%30s%30s\n"</text:span><text:span text:style-name="T19">, </text:span><text:span text:style-name="T35">"n"</text:span><text:span text:style-name="T19">, </text:span><text:span text:style-name="T35">"termo"</text:span><text:span text:style-name="T19">, </text:span><text:span text:style-name="T35">"tempo"</text:span><text:span text:style-name="T19">);</text:span></text:p>
      <text:p text:style-name="P20"><text:span text:style-name="T19"><text:tab/><text:tab/></text:span><text:span text:style-name="T30">n</text:span><text:span text:style-name="T19"> = 1;;</text:span></text:p>
      <text:p text:style-name="P20"><text:span text:style-name="T19"><text:tab/><text:tab/></text:span><text:span text:style-name="T27">while</text:span><text:span text:style-name="T19"> (</text:span><text:span text:style-name="T30">n</text:span><text:span text:style-name="T19"> &lt;= 50) {</text:span></text:p>
      <text:p text:style-name="P20"><text:span text:style-name="T19"><text:tab/><text:tab/><text:tab/></text:span><text:span text:style-name="T30">inicio</text:span><text:span text:style-name="T19"> = System.</text:span><text:span text:style-name="T20">currentTimeMillis</text:span><text:span text:style-name="T19">();</text:span></text:p>
      <text:p text:style-name="P20"><text:span text:style-name="T19"><text:tab/><text:tab/><text:tab/></text:span><text:span text:style-name="T30">result</text:span><text:span text:style-name="T19"> = 1;</text:span></text:p>
      <text:p text:style-name="P20"><text:span text:style-name="T19"><text:tab/><text:tab/><text:tab/></text:span><text:span text:style-name="T30">ultimo</text:span><text:span text:style-name="T19"> = 1;</text:span></text:p>
      <text:p text:style-name="P20"><text:span text:style-name="T19"><text:tab/><text:tab/><text:tab/></text:span><text:span text:style-name="T30">penult</text:span><text:span text:style-name="T19"> = 1;</text:span></text:p>
      <text:p text:style-name="P20"><text:span text:style-name="T19"><text:tab/><text:tab/><text:tab/></text:span><text:span text:style-name="T27">if</text:span><text:span text:style-name="T19"> (</text:span><text:span text:style-name="T30">n</text:span><text:span text:style-name="T19"> &gt; 1) {</text:span></text:p>
      <text:p text:style-name="P20"><text:span text:style-name="T19"><text:tab/><text:tab/><text:tab/><text:tab/></text:span><text:span text:style-name="T27">for</text:span><text:span text:style-name="T19"> (</text:span><text:span text:style-name="T27">int</text:span><text:span text:style-name="T19"> </text:span><text:span text:style-name="T30">i</text:span><text:span text:style-name="T19"> = 3; </text:span><text:span text:style-name="T30">i</text:span><text:span text:style-name="T19"> &lt;= </text:span><text:span text:style-name="T30">n</text:span><text:span text:style-name="T19">; </text:span><text:span text:style-name="T30">i</text:span><text:span text:style-name="T19">++) {</text:span></text:p>
      <text:p text:style-name="P20"><text:span text:style-name="T19"><text:tab/><text:tab/><text:tab/><text:tab/><text:tab/></text:span><text:span text:style-name="T30">result</text:span><text:span text:style-name="T19"> = </text:span><text:span text:style-name="T30">ultimo</text:span><text:span text:style-name="T19"> + </text:span><text:span text:style-name="T30">penult</text:span><text:span text:style-name="T19">;</text:span></text:p>
      <text:p text:style-name="P20"><text:span text:style-name="T19"><text:tab/><text:tab/><text:tab/><text:tab/><text:tab/></text:span><text:span text:style-name="T30">penult</text:span><text:span text:style-name="T19"> = </text:span><text:span text:style-name="T30">ultimo</text:span><text:span text:style-name="T19">;</text:span></text:p>
      <text:p text:style-name="P20"><text:span text:style-name="T19"><text:tab/><text:tab/><text:tab/><text:tab/><text:tab/></text:span><text:span text:style-name="T30">ultimo</text:span><text:span text:style-name="T19"> = </text:span><text:span text:style-name="T30">result</text:span><text:span text:style-name="T19">;</text:span></text:p>
      <text:p text:style-name="P33"><text:tab/><text:tab/><text:tab/><text:tab/>}</text:p>
      <text:p text:style-name="P33"><text:tab/><text:tab/><text:tab/>}</text:p>
      <text:p text:style-name="P20"><text:span text:style-name="T19"><text:tab/><text:tab/><text:tab/></text:span><text:span text:style-name="T30">fim</text:span><text:span text:style-name="T19"> = System.</text:span><text:span text:style-name="T20">currentTimeMillis</text:span><text:span text:style-name="T19">();</text:span></text:p>
      <text:p text:style-name="P20"><text:span text:style-name="T19"><text:tab/><text:tab/><text:tab/></text:span><text:span text:style-name="T30">tempo</text:span><text:span text:style-name="T19"> = </text:span><text:span text:style-name="T30">fim</text:span><text:span text:style-name="T19"> - </text:span><text:span text:style-name="T30">inicio</text:span><text:span text:style-name="T19">;</text:span></text:p>
      <text:p text:style-name="P20"><text:span text:style-name="T19"><text:tab/><text:tab/><text:tab/>System.</text:span><text:span text:style-name="T33">out</text:span><text:span text:style-name="T19">.printf(</text:span><text:span text:style-name="T35">"%20d%30d%30.0f\n"</text:span><text:span text:style-name="T19">, </text:span><text:span text:style-name="T30">n</text:span><text:span text:style-name="T19">, </text:span><text:span text:style-name="T30">result</text:span><text:span text:style-name="T19">, </text:span><text:span text:style-name="T30">tempo</text:span><text:span text:style-name="T19">);</text:span></text:p>
      <text:p text:style-name="P20"><text:span text:style-name="T19"><text:tab/><text:tab/><text:tab/></text:span><text:span text:style-name="T30">n</text:span><text:span text:style-name="T19">++;</text:span></text:p>
      <text:p text:style-name="P33"><text:tab/><text:tab/>}</text:p>
      <text:p text:style-name="P33"><text:tab/><text:tab/></text:p>
      <text:p text:style-name="P20"><text:span text:style-name="T19"><text:tab/><text:tab/>System.</text:span><text:span text:style-name="T33">out</text:span><text:span text:style-name="T19">.printf(</text:span><text:span text:style-name="T35">"%20s%30s%30s\n"</text:span><text:span text:style-name="T19">, </text:span><text:span text:style-name="T35">"n"</text:span><text:span text:style-name="T19">, </text:span><text:span text:style-name="T35">"termo"</text:span><text:span text:style-name="T19">, </text:span><text:span text:style-name="T35">"tempo"</text:span><text:span text:style-name="T19">);</text:span></text:p>
      <text:p text:style-name="P20"><text:span text:style-name="T19"><text:tab/><text:tab/></text:span><text:span text:style-name="T30">n</text:span><text:span text:style-name="T19"> = 1;</text:span></text:p>
      <text:p text:style-name="P20"><text:span text:style-name="T19"><text:tab/><text:tab/></text:span><text:span text:style-name="T27">while</text:span><text:span text:style-name="T19"> (</text:span><text:span text:style-name="T30">n</text:span><text:span text:style-name="T19"> &lt;= 50) {</text:span></text:p>
      <text:p text:style-name="P20"><text:span text:style-name="T19"><text:tab/><text:tab/><text:tab/></text:span><text:span text:style-name="T30">inicio</text:span><text:span text:style-name="T19"> = System.</text:span><text:span text:style-name="T20">currentTimeMillis</text:span><text:span text:style-name="T19">();</text:span></text:p>
      <text:p text:style-name="P20"><text:span text:style-name="T19"><text:tab/><text:tab/><text:tab/></text:span><text:span text:style-name="T30">result</text:span><text:span text:style-name="T19"> = </text:span><text:span text:style-name="T20">fibo</text:span><text:span text:style-name="T19">(</text:span><text:span text:style-name="T30">n</text:span><text:span text:style-name="T19">);</text:span></text:p>
      <text:p text:style-name="P20"><text:span text:style-name="T19"><text:tab/><text:tab/><text:tab/></text:span><text:span text:style-name="T30">fim</text:span><text:span text:style-name="T19"> = System.</text:span><text:span text:style-name="T20">currentTimeMillis</text:span><text:span text:style-name="T19">();</text:span></text:p>
      <text:p text:style-name="P20"><text:span text:style-name="T19"><text:tab/><text:tab/><text:tab/></text:span><text:span text:style-name="T30">tempo</text:span><text:span text:style-name="T19"> = </text:span><text:span text:style-name="T30">fim</text:span><text:span text:style-name="T19"> - </text:span><text:span text:style-name="T30">inicio</text:span><text:span text:style-name="T19">;</text:span></text:p>
      <text:p text:style-name="P20"><text:span text:style-name="T19"><text:tab/><text:tab/><text:tab/>System.</text:span><text:span text:style-name="T33">out</text:span><text:span text:style-name="T19">.printf(</text:span><text:span text:style-name="T35">"%20d%30d%30.0f\n"</text:span><text:span text:style-name="T19">, </text:span><text:span text:style-name="T30">n</text:span><text:span text:style-name="T19">, </text:span><text:span text:style-name="T30">result</text:span><text:span text:style-name="T19">, </text:span><text:span text:style-name="T30">tempo</text:span><text:span text:style-name="T19">);</text:span></text:p>
      <text:p text:style-name="P20"><text:span text:style-name="T19"><text:tab/><text:tab/><text:tab/></text:span><text:span text:style-name="T30">n</text:span><text:span text:style-name="T19">++;</text:span></text:p>
      <text:p text:style-name="P33"><text:tab/><text:tab/>}</text:p>
      <text:p text:style-name="P33"><text:tab/><text:tab/></text:p>
      <text:p text:style-name="P33"><text:tab/>}</text:p>
      <text:p text:style-name="P33"><text:tab/></text:p>
      <text:p text:style-name="P20"><text:span text:style-name="T19"><text:tab/></text:span><text:span text:style-name="T27">static</text:span><text:span text:style-name="T19"> </text:span><text:span text:style-name="T27">long</text:span><text:span text:style-name="T19"> fibo(</text:span><text:span text:style-name="T27">int</text:span><text:span text:style-name="T19"> </text:span><text:span text:style-name="T30">n</text:span><text:span text:style-name="T19">) {</text:span></text:p>
      <text:p text:style-name="P20"><text:span text:style-name="T19"><text:tab/><text:tab/></text:span><text:span text:style-name="T27">long</text:span><text:span text:style-name="T19"> </text:span><text:span text:style-name="T30">result</text:span><text:span text:style-name="T19">;</text:span></text:p>
      <text:p text:style-name="P20"><text:span text:style-name="T19"><text:tab/><text:tab/></text:span><text:span text:style-name="T27">if</text:span><text:span text:style-name="T19"> (</text:span><text:span text:style-name="T30">n</text:span><text:span text:style-name="T19"> &lt;= 1) {</text:span></text:p>
      <text:p text:style-name="P20"><text:span text:style-name="T19"><text:tab/><text:tab/><text:tab/></text:span><text:span text:style-name="T30">result</text:span><text:span text:style-name="T19"> = </text:span><text:span text:style-name="T30">n</text:span><text:span text:style-name="T19">;</text:span></text:p>
      <text:p text:style-name="P20"><text:span text:style-name="T19"><text:tab/><text:tab/>} </text:span><text:span text:style-name="T27">else</text:span><text:span text:style-name="T19"> {</text:span></text:p>
      <text:p text:style-name="P20"><text:span text:style-name="T19"><text:tab/><text:tab/><text:tab/></text:span><text:span text:style-name="T30">result</text:span><text:span text:style-name="T19"> = </text:span><text:span text:style-name="T20">fibo</text:span><text:span text:style-name="T19"> (</text:span><text:span text:style-name="T30">n</text:span><text:span text:style-name="T19">-1) + </text:span><text:span text:style-name="T20">fibo</text:span><text:span text:style-name="T19"> (</text:span><text:span text:style-name="T30">n</text:span><text:span text:style-name="T19">-2);</text:span></text:p>
      <text:p text:style-name="P33"><text:tab/><text:tab/>}</text:p>
      <text:p text:style-name="P20"><text:span text:style-name="T19"><text:tab/><text:tab/></text:span><text:span text:style-name="T27">return</text:span><text:span text:style-name="T19"> </text:span><text:span text:style-name="T30">result</text:span><text:span text:style-name="T19">;</text:span></text:p>
      <text:p text:style-name="P33"><text:tab/>}</text:p>
      <text:p text:style-name="P33">}</text:p>
      <text:p text:style-name="P13"/>
      <text:p text:style-name="P15"><text:span text:style-name="T37">Passo 2:</text:span><text:span text:style-name="T16"> </text:span><text:span text:style-name="T14">Executar o código </text:span><text:span text:style-name="T15">e </text:span><text:span text:style-name="T14">preencher o resultado na planilha disponibilizada.</text:span></text:p>
      <text:p text:style-name="P3"/>
      <text:p text:style-name="P11"><text:span text:style-name="T38">Passo 3:</text:span><text:span text:style-name="T1"> </text:span><text:span text:style-name="T3">Observando cada gráfico, explique o crescimento do tempo</text:span><text:span text:style-name="T2"> </text:span><text:span text:style-name="T3">em função de </text:span><text:span text:style-name="T11">n</text:span><text:span text:style-name="T3">.</text:span></text:p>
      <text:p text:style-name="P11"><text:span text:style-name="T3"><text:tab/></text:span><text:span text:style-name="T7">R: No primeiro algoritmo, iterativo, se comportou constante </text:span><text:span text:style-name="T9">em relação a todas as iterações</text:span><text:span text:style-name="T7">. Já no segundo, recursivo, ouve uma curva dr</text:span><text:span text:style-name="T9">é</text:span><text:span text:style-name="T7">stica no final da execução, tendo uma caracteristica de classe de complexidade expon</text:span><text:span text:style-name="T9">ê</text:span><text:span text:style-name="T7">n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09</dc:title>
    <meta:initial-creator>Napoleao Nepomuceno</meta:initial-creator>
    <meta:creation-date>2012-05-19T12:39:15</meta:creation-date>
    <meta:editing-cycles>79</meta:editing-cycles>
    <meta:editing-duration>PT12H17M59S</meta:editing-duration>
    <meta:generator>LibreOffice/5.1.0.3$Windows_X86_64 LibreOffice_project/5e3e00a007d9b3b6efb6797a8b8e57b51ab1f737</meta:generator>
    <dc:date>2017-08-17T18:54:42.356000000</dc:date>
    <meta:document-statistic meta:table-count="0" meta:image-count="0" meta:object-count="0" meta:page-count="3" meta:paragraph-count="204" meta:word-count="973" meta:character-count="6314" meta:non-whitespace-character-count="5104"/>
  </office:meta>
</office:document-meta>
</file>